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tils.filterResources( Resource [ ] resources , Resource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Utils.correct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Utils.getUri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Utils.readProperties( String propertiesPath , Properties properties , ResourceLoader resourceLoader , ResourceFilter resourceFilter , Log logg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sourceUtils.isClasspath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tils.getPOMProperties( String groupId , String artifac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Utils.getResourc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mparator.compare( Object o1 , Object o2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